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B9000000B951A64D11FCA3270F.png" manifest:media-type="image/png"/>
  <manifest:file-entry manifest:full-path="Pictures/1000000000000131000000792890F0926FB827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標準" style:font-pitch="variable"/>
    <style:font-face style:name="文泉驛微米黑1" svg:font-family="文泉驛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style:font-name="Liberation Sans1" fo:font-size="14pt" style:font-size-asian="15pt" style:font-size-complex="18pt"/>
    </style:style>
    <style:style style:name="P5" style:family="paragraph">
      <loext:graphic-properties draw:fill="none" draw:fill-color="#ffffff"/>
      <style:text-properties style:font-name="Liberation Sans1" fo:font-size="14pt" style:font-size-asian="15pt" style:font-size-complex="18pt"/>
    </style:style>
    <style:style style:name="P6" style:family="paragraph">
      <style:paragraph-properties fo:text-align="center"/>
      <style:text-properties style:font-name="Liberation Sans1" fo:font-size="14pt" style:font-size-asian="15pt" style:font-size-complex="18pt"/>
    </style:style>
    <style:style style:name="T1" style:family="text">
      <style:text-properties style:font-name="Liberation Sans1" fo:font-size="14pt" style:font-size-asian="15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4cm" svg:y1="18.1cm" svg:x2="17cm" svg:y2="18.1cm">
          <text:p/>
        </draw:line>
        <draw:frame draw:style-name="gr2" draw:text-style-name="P3" draw:layer="layout" svg:width="10.9cm" svg:height="1.2cm" svg:x="5.1cm" svg:y="18.1cm">
          <draw:text-box>
            <text:p text:style-name="P2">中華民國軟體自由協會　線上書城</text:p>
          </draw:text-box>
        </draw:frame>
        <draw:frame draw:style-name="gr3" draw:text-style-name="P2" draw:layer="layout" svg:width="7.069cm" svg:height="2.803cm" svg:x="11.9cm" svg:y="24.397cm">
          <draw:image xlink:href="Pictures/1000000000000131000000792890F0926FB8278A.png" xlink:type="simple" xlink:show="embed" xlink:actuate="onLoad">
            <text:p/>
          </draw:image>
        </draw:frame>
        <draw:frame draw:style-name="gr4" draw:text-style-name="P5" draw:layer="layout" svg:width="7.9cm" svg:height="0.9cm" svg:x="11.7cm" svg:y="23.5cm">
          <draw:text-box>
            <text:p text:style-name="P4"><text:span text:style-name="T1">ISBN 978-986-92929-1-7 (</text:span><text:span text:style-name="T1">平裝</text:span><text:span text:style-name="T1">)</text:span></text:p>
          </draw:text-box>
        </draw:frame>
        <draw:frame draw:style-name="gr4" draw:text-style-name="P5" draw:layer="layout" svg:width="7.9cm" svg:height="0.9cm" svg:x="11.7cm" svg:y="27.3cm">
          <draw:text-box>
            <text:p text:style-name="P6"><text:span text:style-name="T1">定價：</text:span><text:span text:style-name="T1">200</text:span><text:span text:style-name="T1">元</text:span></text:p>
          </draw:text-box>
        </draw:frame>
        <draw:frame draw:style-name="gr3" draw:text-style-name="P2" draw:layer="layout" svg:width="6.526cm" svg:height="6.526cm" svg:x="7.233cm" svg:y="11.286cm">
          <draw:image xlink:href="Pictures/10000200000000B9000000B951A64D11FCA327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標準" style:font-pitch="variable"/>
    <style:font-face style:name="文泉驛微米黑1" svg:font-family="文泉驛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4:48:50.932875522</meta:creation-date>
    <dc:date>2017-04-18T23:15:01.126480248</dc:date>
    <meta:editing-duration>PT15M36S</meta:editing-duration>
    <meta:editing-cycles>5</meta:editing-cycles>
    <meta:generator>LibreOffice/5.2.5.1$Linux_X86_64 LibreOffice_project/20m0$Build-1</meta:generator>
    <meta:document-statistic meta:object-count="6"/>
  </office:meta>
</office:document-meta>
</file>